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3.32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1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ext-properties style:font-name="F" fo:font-size="12pt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2" table:number-columns-repeated="2" table:default-cell-style-name="ce2"/>
        <table:table-column table:style-name="co2" table:default-cell-style-name="ce3"/>
        <table:table-column table:style-name="co2" table:default-cell-style-name="Default"/>
        <table:table-column table:style-name="co2" table:number-columns-repeated="3" table:default-cell-style-name="ce4"/>
        <table:table-column table:style-name="co2" table:default-cell-style-name="Default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2" table:default-cell-style-name="Default"/>
        <table:table-column table:style-name="co2" table:number-columns-repeated="3" table:default-cell-style-name="ce4"/>
        <table:table-column table:style-name="co2" table:number-columns-repeated="3" table:default-cell-style-name="Default"/>
        <table:table-row table:style-name="ro3">
          <table:table-cell table:style-name="Default" office:value-type="string">
            <text:p>Fréquence (Hz)</text:p>
          </table:table-cell>
          <table:table-cell table:style-name="Default" office:value-type="string">
            <text:p>Vs (V)</text:p>
          </table:table-cell>
          <table:table-cell table:style-name="Default" office:value-type="string">
            <text:p>Gain (dB)</text:p>
          </table:table-cell>
          <table:table-cell table:style-name="Default" office:value-type="string">
            <text:p>Phase (°)</text:p>
          </table:table-cell>
          <table:table-cell/>
          <table:table-cell table:style-name="Default" office:value-type="string">
            <text:p>Vs (V)</text:p>
          </table:table-cell>
          <table:table-cell table:style-name="Default" office:value-type="string">
            <text:p>Gain (dB)</text:p>
          </table:table-cell>
          <table:table-cell table:style-name="Default" office:value-type="string">
            <text:p>Phase (°)</text:p>
          </table:table-cell>
          <table:table-cell/>
          <table:table-cell table:style-name="Default" office:value-type="string">
            <text:p>Vs (V)</text:p>
          </table:table-cell>
          <table:table-cell table:style-name="Default" office:value-type="string">
            <text:p>Gain (dB)</text:p>
          </table:table-cell>
          <table:table-cell table:style-name="Default" office:value-type="string">
            <text:p>Phase (°)</text:p>
          </table:table-cell>
          <table:table-cell/>
          <table:table-cell table:style-name="Default" office:value-type="string">
            <text:p>Vs (V)</text:p>
          </table:table-cell>
          <table:table-cell table:style-name="Default" office:value-type="string">
            <text:p>Gain (dB)</text:p>
          </table:table-cell>
          <table:table-cell table:style-name="Default" office:value-type="string">
            <text:p>Phase (°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float" office:value="12">
            <text:p>12,000</text:p>
          </table:table-cell>
          <table:table-cell table:style-name="ce4" office:value-type="float" office:value="12.12">
            <text:p>12,12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206">
            <text:p>0,206</text:p>
          </table:table-cell>
          <table:table-cell table:formula="of:=20*LOG10([.B3]/0.01875)" office:value-type="float" office:value="20.8173189661083">
            <text:p>20,817</text:p>
          </table:table-cell>
          <table:table-cell office:value-type="float" office:value="120">
            <text:p>120,0</text:p>
          </table:table-cell>
          <table:table-cell/>
          <table:table-cell office:value-type="float" office:value="0.512">
            <text:p>0,512</text:p>
          </table:table-cell>
          <table:table-cell table:formula="of:=20*LOG10([.F3]/0.01875)" office:value-type="float" office:value="28.7253737782419">
            <text:p>28,725</text:p>
          </table:table-cell>
          <table:table-cell office:value-type="float" office:value="-5">
            <text:p>-5,000</text:p>
          </table:table-cell>
          <table:table-cell/>
          <table:table-cell office:value-type="float" office:value="3.25">
            <text:p>3,250</text:p>
          </table:table-cell>
          <table:table-cell table:formula="of:=20*LOG10([.J3]/0.009062)" office:value-type="float" office:value="51.0931860627141">
            <text:p>51,093</text:p>
          </table:table-cell>
          <table:table-cell office:value-type="float" office:value="114">
            <text:p>114,000</text:p>
          </table:table-cell>
          <table:table-cell/>
          <table:table-cell office:value-type="float" office:value="3.312">
            <text:p>3,312</text:p>
          </table:table-cell>
          <table:table-cell table:formula="of:=20*LOG10([.N3]/0.009375)" office:value-type="float" office:value="50.9623810342617">
            <text:p>50,962</text:p>
          </table:table-cell>
          <table:table-cell office:value-type="float" office:value="-256">
            <text:p>-256,000</text:p>
          </table:table-cell>
          <table:table-cell/>
          <table:table-cell table:style-name="ce4" office:value-type="float" office:value="6.56">
            <text:p>6,560</text:p>
          </table:table-cell>
          <table:table-cell table:style-name="ce4" office:value-type="float" office:value="6.46">
            <text:p>6,460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312">
            <text:p>0,312</text:p>
          </table:table-cell>
          <table:table-cell table:formula="of:=20*LOG10([.B4]/0.01875)" office:value-type="float" office:value="24.4230664390941">
            <text:p>24,423</text:p>
          </table:table-cell>
          <table:table-cell office:value-type="float" office:value="165">
            <text:p>165,0</text:p>
          </table:table-cell>
          <table:table-cell/>
          <table:table-cell office:value-type="float" office:value="0.551">
            <text:p>0,551</text:p>
          </table:table-cell>
          <table:table-cell table:formula="of:=20*LOG10([.F4]/0.01875)" office:value-type="float" office:value="29.3630065357609">
            <text:p>29,363</text:p>
          </table:table-cell>
          <table:table-cell office:value-type="float" office:value="0">
            <text:p>0,000</text:p>
          </table:table-cell>
          <table:table-cell/>
          <table:table-cell office:value-type="float" office:value="4.62">
            <text:p>4,620</text:p>
          </table:table-cell>
          <table:table-cell table:formula="of:=20*LOG10([.J4]/0.009062)" office:value-type="float" office:value="54.1483583542592">
            <text:p>54,148</text:p>
          </table:table-cell>
          <table:table-cell office:value-type="float" office:value="140">
            <text:p>140,000</text:p>
          </table:table-cell>
          <table:table-cell/>
          <table:table-cell office:value-type="float" office:value="4.625">
            <text:p>4,625</text:p>
          </table:table-cell>
          <table:table-cell table:formula="of:=20*LOG10([.N4]/0.009062)" office:value-type="float" office:value="54.1577535846377">
            <text:p>54,158</text:p>
          </table:table-cell>
          <table:table-cell office:value-type="float" office:value="225">
            <text:p>225,000</text:p>
          </table:table-cell>
          <table:table-cell/>
          <table:table-cell table:style-name="ce4" office:value-type="float" office:value="5.954">
            <text:p>5,954</text:p>
          </table:table-cell>
          <table:table-cell table:style-name="ce4" office:value-type="float" office:value="5.83">
            <text:p>5,830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384">
            <text:p>0,384</text:p>
          </table:table-cell>
          <table:table-cell table:formula="of:=20*LOG10([.B5]/0.01875)" office:value-type="float" office:value="26.2265990460759">
            <text:p>26,227</text:p>
          </table:table-cell>
          <table:table-cell office:value-type="float" office:value="213">
            <text:p>213,0</text:p>
          </table:table-cell>
          <table:table-cell/>
          <table:table-cell office:value-type="float" office:value="0.562">
            <text:p>0,562</text:p>
          </table:table-cell>
          <table:table-cell table:formula="of:=20*LOG10([.F5]/0.01875)" office:value-type="float" office:value="29.5347008701065">
            <text:p>29,535</text:p>
          </table:table-cell>
          <table:table-cell office:value-type="float" office:value="0">
            <text:p>0,000</text:p>
          </table:table-cell>
          <table:table-cell/>
          <table:table-cell office:value-type="float" office:value="5.37">
            <text:p>5,370</text:p>
          </table:table-cell>
          <table:table-cell table:formula="of:=20*LOG10([.J5]/0.009062)" office:value-type="float" office:value="55.4550045571278">
            <text:p>55,455</text:p>
          </table:table-cell>
          <table:table-cell office:value-type="float" office:value="-200">
            <text:p>-200,000</text:p>
          </table:table-cell>
          <table:table-cell/>
          <table:table-cell office:value-type="float" office:value="5.37">
            <text:p>5,370</text:p>
          </table:table-cell>
          <table:table-cell table:formula="of:=20*LOG10([.N5]/0.009062)" office:value-type="float" office:value="55.4550045571278">
            <text:p>55,455</text:p>
          </table:table-cell>
          <table:table-cell office:value-type="float" office:value="-200">
            <text:p>-200,000</text:p>
          </table:table-cell>
          <table:table-cell/>
          <table:table-cell table:style-name="ce4" office:value-type="float" office:value="5.983">
            <text:p>5,983</text:p>
          </table:table-cell>
          <table:table-cell table:style-name="ce4" office:value-type="float" office:value="6.06">
            <text:p>6,060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412">
            <text:p>0,412</text:p>
          </table:table-cell>
          <table:table-cell table:formula="of:=20*LOG10([.B6]/0.01875)" office:value-type="float" office:value="26.8379188793879">
            <text:p>26,838</text:p>
          </table:table-cell>
          <table:table-cell office:value-type="float" office:value="-205">
            <text:p>-205,0</text:p>
          </table:table-cell>
          <table:table-cell/>
          <table:table-cell office:value-type="float" office:value="0.562">
            <text:p>0,562</text:p>
          </table:table-cell>
          <table:table-cell table:formula="of:=20*LOG10([.F6]/0.01875)" office:value-type="float" office:value="29.5347008701065">
            <text:p>29,535</text:p>
          </table:table-cell>
          <table:table-cell office:value-type="float" office:value="0">
            <text:p>0,000</text:p>
          </table:table-cell>
          <table:table-cell/>
          <table:table-cell office:value-type="float" office:value="5.56">
            <text:p>5,560</text:p>
          </table:table-cell>
          <table:table-cell table:formula="of:=20*LOG10([.J6]/0.009062)" office:value-type="float" office:value="55.7570146747778">
            <text:p>55,757</text:p>
          </table:table-cell>
          <table:table-cell office:value-type="float" office:value="165">
            <text:p>165,000</text:p>
          </table:table-cell>
          <table:table-cell/>
          <table:table-cell office:value-type="float" office:value="5.5">
            <text:p>5,500</text:p>
          </table:table-cell>
          <table:table-cell table:formula="of:=20*LOG10([.N6]/0.009062)" office:value-type="float" office:value="55.6627726330215">
            <text:p>55,663</text:p>
          </table:table-cell>
          <table:table-cell office:value-type="float" office:value="167">
            <text:p>167,000</text:p>
          </table:table-cell>
          <table:table-cell/>
          <table:table-cell table:style-name="ce4" office:value-type="float" office:value="11.09">
            <text:p>11,090</text:p>
          </table:table-cell>
          <table:table-cell table:style-name="ce4" office:value-type="float" office:value="11.17">
            <text:p>11,170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425">
            <text:p>0,425</text:p>
          </table:table-cell>
          <table:table-cell table:formula="of:=20*LOG10([.B7]/0.01875)" office:value-type="float" office:value="27.1077531597315">
            <text:p>27,108</text:p>
          </table:table-cell>
          <table:table-cell office:value-type="float" office:value="160">
            <text:p>160,0</text:p>
          </table:table-cell>
          <table:table-cell/>
          <table:table-cell office:value-type="float" office:value="0.562">
            <text:p>0,562</text:p>
          </table:table-cell>
          <table:table-cell table:formula="of:=20*LOG10([.F7]/0.01875)" office:value-type="float" office:value="29.5347008701065">
            <text:p>29,535</text:p>
          </table:table-cell>
          <table:table-cell office:value-type="float" office:value="0">
            <text:p>0,000</text:p>
          </table:table-cell>
          <table:table-cell/>
          <table:table-cell office:value-type="float" office:value="5.62">
            <text:p>5,620</text:p>
          </table:table-cell>
          <table:table-cell table:formula="of:=20*LOG10([.J7]/0.009062)" office:value-type="float" office:value="55.8502451545179">
            <text:p>55,850</text:p>
          </table:table-cell>
          <table:table-cell office:value-type="float" office:value="175">
            <text:p>175,000</text:p>
          </table:table-cell>
          <table:table-cell/>
          <table:table-cell office:value-type="float" office:value="5.56">
            <text:p>5,560</text:p>
          </table:table-cell>
          <table:table-cell table:formula="of:=20*LOG10([.N7]/0.009062)" office:value-type="float" office:value="55.7570146747778">
            <text:p>55,757</text:p>
          </table:table-cell>
          <table:table-cell office:value-type="float" office:value="176">
            <text:p>176,000</text:p>
          </table:table-cell>
          <table:table-cell/>
          <table:table-cell table:style-name="ce4" table:number-columns-repeated="2"/>
        </table:table-row>
        <table:table-row table:style-name="ro3">
          <table:table-cell office:value-type="float" office:value="1000">
            <text:p>1 000</text:p>
          </table:table-cell>
          <table:table-cell office:value-type="float" office:value="0.428">
            <text:p>0,428</text:p>
          </table:table-cell>
          <table:table-cell table:formula="of:=20*LOG10([.B8]/0.01875)" office:value-type="float" office:value="27.1688499389887">
            <text:p>27,169</text:p>
          </table:table-cell>
          <table:table-cell office:value-type="float" office:value="-194">
            <text:p>-194,0</text:p>
          </table:table-cell>
          <table:table-cell/>
          <table:table-cell office:value-type="float" office:value="0.556">
            <text:p>0,556</text:p>
          </table:table-cell>
          <table:table-cell table:formula="of:=20*LOG10([.F8]/0.01875)" office:value-type="float" office:value="29.4414703903664">
            <text:p>29,441</text:p>
          </table:table-cell>
          <table:table-cell office:value-type="float" office:value="0">
            <text:p>0,000</text:p>
          </table:table-cell>
          <table:table-cell/>
          <table:table-cell office:value-type="float" office:value="5.62">
            <text:p>5,620</text:p>
          </table:table-cell>
          <table:table-cell table:formula="of:=20*LOG10([.J8]/0.009062)" office:value-type="float" office:value="55.8502451545179">
            <text:p>55,850</text:p>
          </table:table-cell>
          <table:table-cell office:value-type="float" office:value="180">
            <text:p>180,000</text:p>
          </table:table-cell>
          <table:table-cell/>
          <table:table-cell office:value-type="float" office:value="5.69">
            <text:p>5,690</text:p>
          </table:table-cell>
          <table:table-cell table:formula="of:=20*LOG10([.N8]/0.009062)" office:value-type="float" office:value="55.9577641710381">
            <text:p>55,958</text:p>
          </table:table-cell>
          <table:table-cell office:value-type="float" office:value="-178">
            <text:p>-178,000</text:p>
          </table:table-cell>
          <table:table-cell/>
          <table:table-cell table:style-name="ce4" office:value-type="string">
            <text:p>fcbf</text:p>
          </table:table-cell>
          <table:table-cell table:style-name="ce4" office:value-type="string">
            <text:p>fchf</text:p>
          </table:table-cell>
        </table:table-row>
        <table:table-row table:style-name="ro3">
          <table:table-cell office:value-type="float" office:value="2000">
            <text:p>2 000</text:p>
          </table:table-cell>
          <table:table-cell office:value-type="float" office:value="0.434">
            <text:p>0,434</text:p>
          </table:table-cell>
          <table:table-cell table:formula="of:=20*LOG10([.B9]/0.01875)" office:value-type="float" office:value="27.2897691489755">
            <text:p>27,290</text:p>
          </table:table-cell>
          <table:table-cell office:value-type="float" office:value="-190">
            <text:p>-190,0</text:p>
          </table:table-cell>
          <table:table-cell/>
          <table:table-cell office:value-type="float" office:value="0.556">
            <text:p>0,556</text:p>
          </table:table-cell>
          <table:table-cell table:formula="of:=20*LOG10([.F9]/0.01875)" office:value-type="float" office:value="29.4414703903664">
            <text:p>29,441</text:p>
          </table:table-cell>
          <table:table-cell office:value-type="float" office:value="0">
            <text:p>0,000</text:p>
          </table:table-cell>
          <table:table-cell/>
          <table:table-cell office:value-type="float" office:value="5.62">
            <text:p>5,620</text:p>
          </table:table-cell>
          <table:table-cell table:formula="of:=20*LOG10([.J9]/0.009062)" office:value-type="float" office:value="55.8502451545179">
            <text:p>55,850</text:p>
          </table:table-cell>
          <table:table-cell office:value-type="float" office:value="185">
            <text:p>185,000</text:p>
          </table:table-cell>
          <table:table-cell/>
          <table:table-cell office:value-type="float" office:value="5.69">
            <text:p>5,690</text:p>
          </table:table-cell>
          <table:table-cell table:formula="of:=20*LOG10([.N9]/0.009062)" office:value-type="float" office:value="55.9577641710381">
            <text:p>55,958</text:p>
          </table:table-cell>
          <table:table-cell office:value-type="float" office:value="-176">
            <text:p>-176,000</text:p>
          </table:table-cell>
          <table:table-cell/>
          <table:table-cell table:style-name="ce4" office:value-type="string">
            <text:p>71Hz</text:p>
          </table:table-cell>
          <table:table-cell table:style-name="ce4" office:value-type="string">
            <text:p>310kHz</text:p>
          </table:table-cell>
        </table:table-row>
        <table:table-row table:style-name="ro3">
          <table:table-cell office:value-type="float" office:value="3000">
            <text:p>3 000</text:p>
          </table:table-cell>
          <table:table-cell office:value-type="float" office:value="0.45">
            <text:p>0,450</text:p>
          </table:table-cell>
          <table:table-cell table:formula="of:=20*LOG10([.B10]/0.01875)" office:value-type="float" office:value="27.6042248342321">
            <text:p>27,604</text:p>
          </table:table-cell>
          <table:table-cell office:value-type="float" office:value="-193">
            <text:p>-193,0</text:p>
          </table:table-cell>
          <table:table-cell/>
          <table:table-cell office:value-type="float" office:value="0.55">
            <text:p>0,550</text:p>
          </table:table-cell>
          <table:table-cell table:formula="of:=20*LOG10([.F10]/0.01875)" office:value-type="float" office:value="29.3472283486101">
            <text:p>29,347</text:p>
          </table:table-cell>
          <table:table-cell office:value-type="float" office:value="0">
            <text:p>0,000</text:p>
          </table:table-cell>
          <table:table-cell/>
          <table:table-cell office:value-type="float" office:value="5.62">
            <text:p>5,620</text:p>
          </table:table-cell>
          <table:table-cell table:formula="of:=20*LOG10([.J10]/0.009062)" office:value-type="float" office:value="55.8502451545179">
            <text:p>55,850</text:p>
          </table:table-cell>
          <table:table-cell office:value-type="float" office:value="185">
            <text:p>185,000</text:p>
          </table:table-cell>
          <table:table-cell/>
          <table:table-cell office:value-type="float" office:value="5.69">
            <text:p>5,690</text:p>
          </table:table-cell>
          <table:table-cell table:formula="of:=20*LOG10([.N10]/0.009062)" office:value-type="float" office:value="55.9577641710381">
            <text:p>55,958</text:p>
          </table:table-cell>
          <table:table-cell office:value-type="float" office:value="-176">
            <text:p>-176,000</text:p>
          </table:table-cell>
          <table:table-cell table:number-columns-repeated="3"/>
        </table:table-row>
        <table:table-row table:style-name="ro3">
          <table:table-cell office:value-type="float" office:value="5000">
            <text:p>5 000</text:p>
          </table:table-cell>
          <table:table-cell office:value-type="float" office:value="0.446">
            <text:p>0,446</text:p>
          </table:table-cell>
          <table:table-cell table:formula="of:=20*LOG10([.B11]/0.01875)" office:value-type="float" office:value="27.5266717329681">
            <text:p>27,527</text:p>
          </table:table-cell>
          <table:table-cell office:value-type="float" office:value="165">
            <text:p>165,0</text:p>
          </table:table-cell>
          <table:table-cell/>
          <table:table-cell office:value-type="float" office:value="0.55">
            <text:p>0,550</text:p>
          </table:table-cell>
          <table:table-cell table:formula="of:=20*LOG10([.F11]/0.01875)" office:value-type="float" office:value="29.3472283486101">
            <text:p>29,347</text:p>
          </table:table-cell>
          <table:table-cell office:value-type="float" office:value="0">
            <text:p>0,000</text:p>
          </table:table-cell>
          <table:table-cell/>
          <table:table-cell office:value-type="float" office:value="5.68">
            <text:p>5,680</text:p>
          </table:table-cell>
          <table:table-cell table:formula="of:=20*LOG10([.J11]/0.009062)" office:value-type="float" office:value="55.942485557357">
            <text:p>55,942</text:p>
          </table:table-cell>
          <table:table-cell office:value-type="float" office:value="185">
            <text:p>185,000</text:p>
          </table:table-cell>
          <table:table-cell/>
          <table:table-cell office:value-type="float" office:value="5.69">
            <text:p>5,690</text:p>
          </table:table-cell>
          <table:table-cell table:formula="of:=20*LOG10([.N11]/0.009062)" office:value-type="float" office:value="55.9577641710381">
            <text:p>55,958</text:p>
          </table:table-cell>
          <table:table-cell office:value-type="float" office:value="-175">
            <text:p>-175,000</text:p>
          </table:table-cell>
          <table:table-cell table:number-columns-repeated="3"/>
        </table:table-row>
        <table:table-row table:style-name="ro3">
          <table:table-cell office:value-type="float" office:value="10000">
            <text:p>10 000</text:p>
          </table:table-cell>
          <table:table-cell office:value-type="float" office:value="0.462">
            <text:p>0,462</text:p>
          </table:table-cell>
          <table:table-cell table:formula="of:=20*LOG10([.B12]/0.01875)" office:value-type="float" office:value="27.8328140698478">
            <text:p>27,833</text:p>
          </table:table-cell>
          <table:table-cell office:value-type="float" office:value="190">
            <text:p>190,0</text:p>
          </table:table-cell>
          <table:table-cell/>
          <table:table-cell office:value-type="float" office:value="0.556">
            <text:p>0,556</text:p>
          </table:table-cell>
          <table:table-cell table:formula="of:=20*LOG10([.F12]/0.01875)" office:value-type="float" office:value="29.4414703903664">
            <text:p>29,441</text:p>
          </table:table-cell>
          <table:table-cell office:value-type="float" office:value="0">
            <text:p>0,000</text:p>
          </table:table-cell>
          <table:table-cell/>
          <table:table-cell office:value-type="float" office:value="5.68">
            <text:p>5,680</text:p>
          </table:table-cell>
          <table:table-cell table:formula="of:=20*LOG10([.J12]/0.009062)" office:value-type="float" office:value="55.942485557357">
            <text:p>55,942</text:p>
          </table:table-cell>
          <table:table-cell office:value-type="float" office:value="190">
            <text:p>190,000</text:p>
          </table:table-cell>
          <table:table-cell/>
          <table:table-cell office:value-type="float" office:value="5.69">
            <text:p>5,690</text:p>
          </table:table-cell>
          <table:table-cell table:formula="of:=20*LOG10([.N12]/0.009062)" office:value-type="float" office:value="55.9577641710381">
            <text:p>55,958</text:p>
          </table:table-cell>
          <table:table-cell office:value-type="float" office:value="-173">
            <text:p>-173,000</text:p>
          </table:table-cell>
          <table:table-cell table:number-columns-repeated="3"/>
        </table:table-row>
        <table:table-row table:style-name="ro3">
          <table:table-cell office:value-type="float" office:value="20000">
            <text:p>20 000</text:p>
          </table:table-cell>
          <table:table-cell office:value-type="float" office:value="0.465">
            <text:p>0,465</text:p>
          </table:table-cell>
          <table:table-cell table:formula="of:=20*LOG10([.B13]/0.01875)" office:value-type="float" office:value="27.8890336165243">
            <text:p>27,889</text:p>
          </table:table-cell>
          <table:table-cell office:value-type="float" office:value="-190">
            <text:p>-190,0</text:p>
          </table:table-cell>
          <table:table-cell/>
          <table:table-cell office:value-type="float" office:value="0.556">
            <text:p>0,556</text:p>
          </table:table-cell>
          <table:table-cell table:formula="of:=20*LOG10([.F13]/0.01875)" office:value-type="float" office:value="29.4414703903664">
            <text:p>29,441</text:p>
          </table:table-cell>
          <table:table-cell office:value-type="float" office:value="0">
            <text:p>0,000</text:p>
          </table:table-cell>
          <table:table-cell/>
          <table:table-cell office:value-type="float" office:value="5.62">
            <text:p>5,620</text:p>
          </table:table-cell>
          <table:table-cell table:formula="of:=20*LOG10([.J13]/0.009062)" office:value-type="float" office:value="55.8502451545179">
            <text:p>55,850</text:p>
          </table:table-cell>
          <table:table-cell office:value-type="float" office:value="193">
            <text:p>193,000</text:p>
          </table:table-cell>
          <table:table-cell/>
          <table:table-cell office:value-type="float" office:value="5.69">
            <text:p>5,690</text:p>
          </table:table-cell>
          <table:table-cell table:formula="of:=20*LOG10([.N13]/0.009062)" office:value-type="float" office:value="55.9577641710381">
            <text:p>55,958</text:p>
          </table:table-cell>
          <table:table-cell office:value-type="float" office:value="-170">
            <text:p>-170,000</text:p>
          </table:table-cell>
          <table:table-cell table:number-columns-repeated="3"/>
        </table:table-row>
        <table:table-row table:style-name="ro3">
          <table:table-cell office:value-type="float" office:value="30000">
            <text:p>30 000</text:p>
          </table:table-cell>
          <table:table-cell office:value-type="float" office:value="0.453">
            <text:p>0,453</text:p>
          </table:table-cell>
          <table:table-cell table:formula="of:=20*LOG10([.B14]/0.01875)" office:value-type="float" office:value="27.6619385989819">
            <text:p>27,662</text:p>
          </table:table-cell>
          <table:table-cell office:value-type="float" office:value="170">
            <text:p>170,0</text:p>
          </table:table-cell>
          <table:table-cell/>
          <table:table-cell office:value-type="float" office:value="0.556">
            <text:p>0,556</text:p>
          </table:table-cell>
          <table:table-cell table:formula="of:=20*LOG10([.F14]/0.01875)" office:value-type="float" office:value="29.4414703903664">
            <text:p>29,441</text:p>
          </table:table-cell>
          <table:table-cell office:value-type="float" office:value="0">
            <text:p>0,000</text:p>
          </table:table-cell>
          <table:table-cell/>
          <table:table-cell office:value-type="float" office:value="5.688">
            <text:p>5,688</text:p>
          </table:table-cell>
          <table:table-cell table:formula="of:=20*LOG10([.J14]/0.009062)" office:value-type="float" office:value="55.9547105975709">
            <text:p>55,955</text:p>
          </table:table-cell>
          <table:table-cell office:value-type="float" office:value="200">
            <text:p>200,000</text:p>
          </table:table-cell>
          <table:table-cell/>
          <table:table-cell office:value-type="float" office:value="5.69">
            <text:p>5,690</text:p>
          </table:table-cell>
          <table:table-cell table:formula="of:=20*LOG10([.N14]/0.009062)" office:value-type="float" office:value="55.9577641710381">
            <text:p>55,958</text:p>
          </table:table-cell>
          <table:table-cell office:value-type="float" office:value="192">
            <text:p>192,000</text:p>
          </table:table-cell>
          <table:table-cell table:number-columns-repeated="3"/>
        </table:table-row>
        <table:table-row table:style-name="ro3">
          <table:table-cell office:value-type="float" office:value="50000">
            <text:p>50 000</text:p>
          </table:table-cell>
          <table:table-cell office:value-type="float" office:value="0.478">
            <text:p>0,478</text:p>
          </table:table-cell>
          <table:table-cell table:formula="of:=20*LOG10([.B15]/0.01875)" office:value-type="float" office:value="28.1285324909676">
            <text:p>28,129</text:p>
          </table:table-cell>
          <table:table-cell office:value-type="float" office:value="170">
            <text:p>170,0</text:p>
          </table:table-cell>
          <table:table-cell/>
          <table:table-cell office:value-type="float" office:value="0.562">
            <text:p>0,562</text:p>
          </table:table-cell>
          <table:table-cell table:formula="of:=20*LOG10([.F15]/0.01875)" office:value-type="float" office:value="29.5347008701065">
            <text:p>29,535</text:p>
          </table:table-cell>
          <table:table-cell office:value-type="float" office:value="0">
            <text:p>0,000</text:p>
          </table:table-cell>
          <table:table-cell/>
          <table:table-cell office:value-type="float" office:value="5.62">
            <text:p>5,620</text:p>
          </table:table-cell>
          <table:table-cell table:formula="of:=20*LOG10([.J15]/0.009062)" office:value-type="float" office:value="55.8502451545179">
            <text:p>55,850</text:p>
          </table:table-cell>
          <table:table-cell office:value-type="float" office:value="200">
            <text:p>200,000</text:p>
          </table:table-cell>
          <table:table-cell/>
          <table:table-cell office:value-type="float" office:value="5.562">
            <text:p>5,562</text:p>
          </table:table-cell>
          <table:table-cell table:formula="of:=20*LOG10([.N15]/0.009062)" office:value-type="float" office:value="55.7601385336995">
            <text:p>55,760</text:p>
          </table:table-cell>
          <table:table-cell office:value-type="float" office:value="-165">
            <text:p>-165,000</text:p>
          </table:table-cell>
          <table:table-cell table:number-columns-repeated="3"/>
        </table:table-row>
        <table:table-row table:style-name="ro3">
          <table:table-cell office:value-type="float" office:value="100000">
            <text:p>100 000</text:p>
          </table:table-cell>
          <table:table-cell office:value-type="float" office:value="0.478">
            <text:p>0,478</text:p>
          </table:table-cell>
          <table:table-cell table:formula="of:=20*LOG10([.B16]/0.01875)" office:value-type="float" office:value="28.1285324909676">
            <text:p>28,129</text:p>
          </table:table-cell>
          <table:table-cell office:value-type="float" office:value="183">
            <text:p>183,0</text:p>
          </table:table-cell>
          <table:table-cell/>
          <table:table-cell office:value-type="float" office:value="0.562">
            <text:p>0,562</text:p>
          </table:table-cell>
          <table:table-cell table:formula="of:=20*LOG10([.F16]/0.01875)" office:value-type="float" office:value="29.5347008701065">
            <text:p>29,535</text:p>
          </table:table-cell>
          <table:table-cell office:value-type="float" office:value="0">
            <text:p>0,000</text:p>
          </table:table-cell>
          <table:table-cell/>
          <table:table-cell office:value-type="float" office:value="5.5">
            <text:p>5,500</text:p>
          </table:table-cell>
          <table:table-cell table:formula="of:=20*LOG10([.J16]/0.009062)" office:value-type="float" office:value="55.6627726330215">
            <text:p>55,663</text:p>
          </table:table-cell>
          <table:table-cell table:formula="of:=360-200" office:value-type="float" office:value="160">
            <text:p>160,000</text:p>
          </table:table-cell>
          <table:table-cell/>
          <table:table-cell office:value-type="float" office:value="5.44">
            <text:p>5,440</text:p>
          </table:table-cell>
          <table:table-cell table:formula="of:=20*LOG10([.N16]/0.009062)" office:value-type="float" office:value="55.5674968371003">
            <text:p>55,567</text:p>
          </table:table-cell>
          <table:table-cell office:value-type="float" office:value="-144">
            <text:p>-144,000</text:p>
          </table:table-cell>
          <table:table-cell table:number-columns-repeated="3"/>
        </table:table-row>
        <table:table-row table:style-name="ro3">
          <table:table-cell office:value-type="float" office:value="200000">
            <text:p>200 000</text:p>
          </table:table-cell>
          <table:table-cell office:value-type="float" office:value="0.468">
            <text:p>0,468</text:p>
          </table:table-cell>
          <table:table-cell table:formula="of:=20*LOG10([.B17]/0.01875)" office:value-type="float" office:value="27.9448916202077">
            <text:p>27,945</text:p>
          </table:table-cell>
          <table:table-cell office:value-type="float" office:value="177">
            <text:p>177,0</text:p>
          </table:table-cell>
          <table:table-cell/>
          <table:table-cell office:value-type="float" office:value="0.562">
            <text:p>0,562</text:p>
          </table:table-cell>
          <table:table-cell table:formula="of:=20*LOG10([.F17]/0.01875)" office:value-type="float" office:value="29.5347008701065">
            <text:p>29,535</text:p>
          </table:table-cell>
          <table:table-cell office:value-type="float" office:value="7">
            <text:p>7,000</text:p>
          </table:table-cell>
          <table:table-cell/>
          <table:table-cell office:value-type="float" office:value="4.8">
            <text:p>4,800</text:p>
          </table:table-cell>
          <table:table-cell table:formula="of:=20*LOG10([.J17]/0.009062)" office:value-type="float" office:value="54.4803435906484">
            <text:p>54,480</text:p>
          </table:table-cell>
          <table:table-cell table:formula="of:=360-225" office:value-type="float" office:value="135">
            <text:p>135,000</text:p>
          </table:table-cell>
          <table:table-cell/>
          <table:table-cell office:value-type="float" office:value="4.875">
            <text:p>4,875</text:p>
          </table:table-cell>
          <table:table-cell table:formula="of:=20*LOG10([.N17]/0.009062)" office:value-type="float" office:value="54.6150112438278">
            <text:p>54,615</text:p>
          </table:table-cell>
          <table:table-cell office:value-type="float" office:value="-135">
            <text:p>-135,000</text:p>
          </table:table-cell>
          <table:table-cell table:number-columns-repeated="3"/>
        </table:table-row>
        <table:table-row table:style-name="ro3">
          <table:table-cell office:value-type="float" office:value="300000">
            <text:p>300 000</text:p>
          </table:table-cell>
          <table:table-cell office:value-type="float" office:value="0.478">
            <text:p>0,478</text:p>
          </table:table-cell>
          <table:table-cell table:formula="of:=20*LOG10([.B18]/0.01875)" office:value-type="float" office:value="28.1285324909676">
            <text:p>28,129</text:p>
          </table:table-cell>
          <table:table-cell office:value-type="float" office:value="182">
            <text:p>182,0</text:p>
          </table:table-cell>
          <table:table-cell/>
          <table:table-cell office:value-type="float" office:value="0.562">
            <text:p>0,562</text:p>
          </table:table-cell>
          <table:table-cell table:formula="of:=20*LOG10([.F18]/0.01875)" office:value-type="float" office:value="29.5347008701065">
            <text:p>29,535</text:p>
          </table:table-cell>
          <table:table-cell office:value-type="float" office:value="8">
            <text:p>8,000</text:p>
          </table:table-cell>
          <table:table-cell/>
          <table:table-cell office:value-type="float" office:value="4">
            <text:p>4,000</text:p>
          </table:table-cell>
          <table:table-cell table:formula="of:=20*LOG10([.J18]/0.009062)" office:value-type="float" office:value="52.8967186696959">
            <text:p>52,897</text:p>
          </table:table-cell>
          <table:table-cell table:formula="of:=360-220" office:value-type="float" office:value="140">
            <text:p>140,000</text:p>
          </table:table-cell>
          <table:table-cell/>
          <table:table-cell office:value-type="float" office:value="4.125">
            <text:p>4,125</text:p>
          </table:table-cell>
          <table:table-cell table:formula="of:=20*LOG10([.N18]/0.009062)" office:value-type="float" office:value="53.1639979008555">
            <text:p>53,164</text:p>
          </table:table-cell>
          <table:table-cell office:value-type="float" office:value="-123">
            <text:p>-123,000</text:p>
          </table:table-cell>
          <table:table-cell table:number-columns-repeated="3"/>
        </table:table-row>
        <table:table-row table:style-name="ro3">
          <table:table-cell office:value-type="float" office:value="500000">
            <text:p>500 000</text:p>
          </table:table-cell>
          <table:table-cell office:value-type="float" office:value="0.459">
            <text:p>0,459</text:p>
          </table:table-cell>
          <table:table-cell table:formula="of:=20*LOG10([.B19]/0.01875)" office:value-type="float" office:value="27.7762282694705">
            <text:p>27,776</text:p>
          </table:table-cell>
          <table:table-cell office:value-type="float" office:value="-170">
            <text:p>-170,0</text:p>
          </table:table-cell>
          <table:table-cell/>
          <table:table-cell office:value-type="float" office:value="0.543">
            <text:p>0,543</text:p>
          </table:table-cell>
          <table:table-cell table:formula="of:=20*LOG10([.F19]/0.01875)" office:value-type="float" office:value="29.2359711505022">
            <text:p>29,236</text:p>
          </table:table-cell>
          <table:table-cell office:value-type="float" office:value="18">
            <text:p>18,000</text:p>
          </table:table-cell>
          <table:table-cell/>
          <table:table-cell office:value-type="float" office:value="2.812">
            <text:p>2,812</text:p>
          </table:table-cell>
          <table:table-cell table:formula="of:=20*LOG10([.J19]/0.009062)" office:value-type="float" office:value="49.8358251700924">
            <text:p>49,836</text:p>
          </table:table-cell>
          <table:table-cell table:formula="of:=360-260" office:value-type="float" office:value="100">
            <text:p>100,000</text:p>
          </table:table-cell>
          <table:table-cell/>
          <table:table-cell office:value-type="float" office:value="2.875">
            <text:p>2,875</text:p>
          </table:table-cell>
          <table:table-cell table:formula="of:=20*LOG10([.N19]/0.009062)" office:value-type="float" office:value="50.0282758236497">
            <text:p>50,028</text:p>
          </table:table-cell>
          <table:table-cell office:value-type="float" office:value="260">
            <text:p>260,000</text:p>
          </table:table-cell>
          <table:table-cell table:number-columns-repeated="3"/>
        </table:table-row>
        <table:table-row table:style-name="ro3">
          <table:table-cell office:value-type="float" office:value="1000000">
            <text:p>1 000 000</text:p>
          </table:table-cell>
          <table:table-cell office:value-type="float" office:value="0.403">
            <text:p>0,403</text:p>
          </table:table-cell>
          <table:table-cell table:formula="of:=20*LOG10([.B20]/0.01875)" office:value-type="float" office:value="26.6460754815474">
            <text:p>26,646</text:p>
          </table:table-cell>
          <table:table-cell office:value-type="float" office:value="210">
            <text:p>210,0</text:p>
          </table:table-cell>
          <table:table-cell/>
          <table:table-cell office:value-type="float" office:value="0.494">
            <text:p>0,494</text:p>
          </table:table-cell>
          <table:table-cell table:formula="of:=20*LOG10([.F20]/0.01875)" office:value-type="float" office:value="28.4145135371982">
            <text:p>28,415</text:p>
          </table:table-cell>
          <table:table-cell office:value-type="float" office:value="36">
            <text:p>36,000</text:p>
          </table:table-cell>
          <table:table-cell/>
          <table:table-cell office:value-type="float" office:value="1.5">
            <text:p>1,500</text:p>
          </table:table-cell>
          <table:table-cell table:formula="of:=20*LOG10([.J20]/0.009062)" office:value-type="float" office:value="44.3773440242503">
            <text:p>44,377</text:p>
          </table:table-cell>
          <table:table-cell table:formula="of:=360-80" office:value-type="float" office:value="280">
            <text:p>280,000</text:p>
          </table:table-cell>
          <table:table-cell/>
          <table:table-cell office:value-type="float" office:value="1.578">
            <text:p>1,578</text:p>
          </table:table-cell>
          <table:table-cell table:formula="of:=20*LOG10([.N20]/0.009062)" office:value-type="float" office:value="44.8176588206047">
            <text:p>44,818</text:p>
          </table:table-cell>
          <table:table-cell office:value-type="float" office:value="-80">
            <text:p>-80,000</text:p>
          </table:table-cell>
          <table:table-cell table:number-columns-repeated="3"/>
        </table:table-row>
        <table:table-row table:style-name="ro3">
          <table:table-cell office:value-type="float" office:value="2000000">
            <text:p>2 000 000</text:p>
          </table:table-cell>
          <table:table-cell office:value-type="float" office:value="0.3">
            <text:p>0,300</text:p>
          </table:table-cell>
          <table:table-cell table:formula="of:=20*LOG10([.B21]/0.01875)" office:value-type="float" office:value="24.0823996531185">
            <text:p>24,082</text:p>
          </table:table-cell>
          <table:table-cell office:value-type="float" office:value="-124">
            <text:p>-124,0</text:p>
          </table:table-cell>
          <table:table-cell/>
          <table:table-cell office:value-type="float" office:value="0.375">
            <text:p>0,375</text:p>
          </table:table-cell>
          <table:table-cell table:formula="of:=20*LOG10([.F21]/0.01875)" office:value-type="float" office:value="26.0205999132796">
            <text:p>26,021</text:p>
          </table:table-cell>
          <table:table-cell office:value-type="float" office:value="60">
            <text:p>60,000</text:p>
          </table:table-cell>
          <table:table-cell/>
          <table:table-cell office:value-type="float" office:value="0.68">
            <text:p>0,680</text:p>
          </table:table-cell>
          <table:table-cell table:formula="of:=20*LOG10([.J21]/0.009062)" office:value-type="float" office:value="37.5056970972614">
            <text:p>37,506</text:p>
          </table:table-cell>
          <table:table-cell table:formula="of:=360-57" office:value-type="float" office:value="303">
            <text:p>303,000</text:p>
          </table:table-cell>
          <table:table-cell/>
          <table:table-cell office:value-type="float" office:value="0.78">
            <text:p>0,780</text:p>
          </table:table-cell>
          <table:table-cell table:formula="of:=20*LOG10([.N21]/0.009062)" office:value-type="float" office:value="38.6974108969463">
            <text:p>38,697</text:p>
          </table:table-cell>
          <table:table-cell office:value-type="float" office:value="-67">
            <text:p>-67,000</text:p>
          </table:table-cell>
          <table:table-cell table:number-columns-repeated="3"/>
        </table:table-row>
        <table:table-row table:style-name="ro3">
          <table:table-cell office:value-type="float" office:value="3000000">
            <text:p>3 000 000</text:p>
          </table:table-cell>
          <table:table-cell office:value-type="float" office:value="0.24">
            <text:p>0,240</text:p>
          </table:table-cell>
          <table:table-cell table:formula="of:=20*LOG10([.B22]/0.01875)" office:value-type="float" office:value="22.1441993929574">
            <text:p>22,144</text:p>
          </table:table-cell>
          <table:table-cell office:value-type="float" office:value="-104">
            <text:p>-104,0</text:p>
          </table:table-cell>
          <table:table-cell/>
          <table:table-cell office:value-type="float" office:value="0.168">
            <text:p>0,168</text:p>
          </table:table-cell>
          <table:table-cell table:formula="of:=20*LOG10([.F22]/0.01875)" office:value-type="float" office:value="19.0461601932425">
            <text:p>19,046</text:p>
          </table:table-cell>
          <table:table-cell office:value-type="float" office:value="120">
            <text:p>120,000</text:p>
          </table:table-cell>
          <table:table-cell/>
          <table:table-cell office:value-type="float" office:value="0.825">
            <text:p>0,825</text:p>
          </table:table-cell>
          <table:table-cell table:formula="of:=20*LOG10([.J22]/0.009062)" office:value-type="float" office:value="39.1845978141352">
            <text:p>39,185</text:p>
          </table:table-cell>
          <table:table-cell table:formula="of:=360-45" office:value-type="float" office:value="315">
            <text:p>315,000</text:p>
          </table:table-cell>
          <table:table-cell/>
          <table:table-cell office:value-type="float" office:value="0.468">
            <text:p>0,468</text:p>
          </table:table-cell>
          <table:table-cell table:formula="of:=20*LOG10([.N22]/0.009062)" office:value-type="float" office:value="34.2604359046191">
            <text:p>34,260</text:p>
          </table:table-cell>
          <table:table-cell office:value-type="float" office:value="-48">
            <text:p>-48,000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/>
          <table:table-cell table:style-name="Default"/>
          <table:table-cell table:style-name="ce1"/>
          <table:table-cell table:style-name="ce2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style-name="Default" table:formula="of:=MAX([.G3:.G22])" office:value-type="float" office:value="29.5347008701065">
            <text:p>29,53</text:p>
          </table:table-cell>
          <table:table-cell table:style-name="Default"/>
          <table:table-cell/>
          <table:table-cell table:style-name="Default"/>
          <table:table-cell table:style-name="Default" table:formula="of:=MAX([.K3:.K22])" office:value-type="float" office:value="55.9547105975709">
            <text:p>55,95</text:p>
          </table:table-cell>
          <table:table-cell table:style-name="Default"/>
          <table:table-cell/>
          <table:table-cell table:style-name="Default"/>
          <table:table-cell table:style-name="Default" table:formula="of:=MAX([.O3:.O22])" office:value-type="float" office:value="55.9577641710381">
            <text:p>55,9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>
            <draw:frame table:end-cell-address="Feuille1.S51" table:end-x="0.614cm" table:end-y="0.382cm" draw:z-index="1" draw:style-name="gr1" svg:width="21.633cm" svg:height="12.697cm" svg:x="0.362cm" svg:y="0.25cm">
              <draw:object draw:notify-on-update-of-ranges="Feuille1.A2:Feuille1.A22 Feuille1.O1:Feuille1.O1 Feuille1.O2:Feuille1.O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>
            <draw:frame table:end-cell-address="Feuille1.I52" table:end-x="1.84cm" table:end-y="0.16cm" draw:z-index="0" draw:style-name="gr1" svg:width="20.461cm" svg:height="12.67cm" svg:x="0.336cm" svg:y="0.054cm">
              <draw:object draw:notify-on-update-of-ranges="Feuille1.A3:Feuille1.A22 Feuille1.C1:Feuille1.C1 Feuille1.G3:Feuille1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</table:table>
      <table:table table:name="Feuille2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4">
          <table:table-cell office:value-type="float" office:value="50">
            <text:p>50</text:p>
          </table:table-cell>
          <table:table-cell table:style-name="ce5" office:value-type="string">
            <text:p>50,962</text:p>
            <text:p>54,158</text:p>
            <text:p>55,455</text:p>
            <text:p>55,663</text:p>
            <text:p>55,757</text:p>
            <text:p>55,958</text:p>
            <text:p>55,958</text:p>
            <text:p>55,958</text:p>
            <text:p>55,958</text:p>
            <text:p>55,958</text:p>
            <text:p>55,958</text:p>
            <text:p>55,958</text:p>
            <text:p>55,760</text:p>
            <text:p>55,567</text:p>
            <text:p>54,615</text:p>
            <text:p>53,164</text:p>
            <text:p>50,028</text:p>
            <text:p>44,818</text:p>
            <text:p>38,697</text:p>
            <text:p>34,260</text:p>
            <text:p/>
          </table:table-cell>
          <table:table-cell/>
          <table:table-cell table:style-name="Default"/>
        </table:table-row>
        <table:table-row table:style-name="ro3">
          <table:table-cell office:value-type="float" office:value="100">
            <text:p>100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200">
            <text:p>200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300">
            <text:p>300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500">
            <text:p>500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1000">
            <text:p>1 000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2000">
            <text:p>2 00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3000">
            <text:p>3 000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000">
            <text:p>5 000</text:p>
          </table:table-cell>
          <table:table-cell table:number-columns-repeated="2"/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10000">
            <text:p>10 000</text:p>
          </table:table-cell>
          <table:table-cell table:number-columns-repeated="2"/>
          <table:table-cell office:value-type="float" office:value="300">
            <text:p>300</text:p>
          </table:table-cell>
        </table:table-row>
        <table:table-row table:style-name="ro3">
          <table:table-cell office:value-type="float" office:value="20000">
            <text:p>20 000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3">
          <table:table-cell office:value-type="float" office:value="30000">
            <text:p>30 000</text:p>
          </table:table-cell>
          <table:table-cell table:number-columns-repeated="2"/>
          <table:table-cell office:value-type="float" office:value="1000">
            <text:p>1 000</text:p>
          </table:table-cell>
        </table:table-row>
        <table:table-row table:style-name="ro3">
          <table:table-cell office:value-type="float" office:value="50000">
            <text:p>50 000</text:p>
          </table:table-cell>
          <table:table-cell table:number-columns-repeated="2"/>
          <table:table-cell office:value-type="float" office:value="2000">
            <text:p>2 000</text:p>
          </table:table-cell>
        </table:table-row>
        <table:table-row table:style-name="ro3">
          <table:table-cell office:value-type="float" office:value="100000">
            <text:p>100 000</text:p>
          </table:table-cell>
          <table:table-cell table:number-columns-repeated="2"/>
          <table:table-cell office:value-type="float" office:value="3000">
            <text:p>3 000</text:p>
          </table:table-cell>
        </table:table-row>
        <table:table-row table:style-name="ro3">
          <table:table-cell office:value-type="float" office:value="200000">
            <text:p>200 000</text:p>
          </table:table-cell>
          <table:table-cell table:number-columns-repeated="2"/>
          <table:table-cell office:value-type="float" office:value="5000">
            <text:p>5 000</text:p>
          </table:table-cell>
        </table:table-row>
        <table:table-row table:style-name="ro3">
          <table:table-cell office:value-type="float" office:value="300000">
            <text:p>300 000</text:p>
          </table:table-cell>
          <table:table-cell table:number-columns-repeated="2"/>
          <table:table-cell office:value-type="float" office:value="10000">
            <text:p>10 000</text:p>
          </table:table-cell>
        </table:table-row>
        <table:table-row table:style-name="ro3">
          <table:table-cell office:value-type="float" office:value="500000">
            <text:p>500 000</text:p>
          </table:table-cell>
          <table:table-cell table:number-columns-repeated="2"/>
          <table:table-cell office:value-type="float" office:value="20000">
            <text:p>20 000</text:p>
          </table:table-cell>
        </table:table-row>
        <table:table-row table:style-name="ro3">
          <table:table-cell office:value-type="float" office:value="1000000">
            <text:p>1 000 000</text:p>
          </table:table-cell>
          <table:table-cell table:number-columns-repeated="2"/>
          <table:table-cell office:value-type="float" office:value="30000">
            <text:p>30 000</text:p>
          </table:table-cell>
        </table:table-row>
        <table:table-row table:style-name="ro3">
          <table:table-cell office:value-type="float" office:value="2000000">
            <text:p>2 000 000</text:p>
          </table:table-cell>
          <table:table-cell table:number-columns-repeated="2"/>
          <table:table-cell office:value-type="float" office:value="50000">
            <text:p>50 000</text:p>
          </table:table-cell>
        </table:table-row>
        <table:table-row table:style-name="ro3">
          <table:table-cell office:value-type="float" office:value="3000000">
            <text:p>3 000 000</text:p>
          </table:table-cell>
          <table:table-cell table:number-columns-repeated="2"/>
          <table:table-cell office:value-type="float" office:value="100000">
            <text:p>100 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200000">
            <text:p>200 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300000">
            <text:p>300 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500000">
            <text:p>500 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1000000">
            <text:p>1 000 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2000000">
            <text:p>2 000 000</text:p>
          </table:table-cell>
        </table:table-row>
        <table:table-row table:style-name="ro3">
          <table:table-cell table:style-name="Default"/>
          <table:table-cell table:number-columns-repeated="2"/>
          <table:table-cell office:value-type="float" office:value="3000000">
            <text:p>3 000 000</text:p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number:number-style style:name="N109">
      <number:number number:decimal-places="1" number:min-integer-digits="1" number:grouping="true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/05/2011</text:date>, <text:time>20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4T10:25:08.42</meta:creation-date>
    <dc:date>2011-05-15T20:28:24</dc:date>
    <meta:editing-duration>PT10H2M28S</meta:editing-duration>
    <meta:editing-cycles>8</meta:editing-cycles>
    <meta:generator>LibreOffice/3.3$Unix LibreOffice_project/330m19$Build-202</meta:generator>
    <meta:document-statistic meta:table-count="3" meta:cell-count="3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3">
      <style:chart-properties chart:display-label="true" chart:tick-marks-minor-inner="true" chart:tick-marks-minor-outer="false" chart:logarithmic="true" chart:minimum="10" chart:maximum="10000000" chart:interval-minor-divisor="9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333333"/>
    </style:style>
    <style:style style:name="ch7" style:family="chart">
      <style:graphic-properties svg:stroke-color="#4c4c4c"/>
    </style:style>
    <style:style style:name="ch8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62cm" svg:height="11.354cm" xlink:href=".." xlink:type="simple" chart:class="chart:scatter" chart:style-name="ch1">
        <chart:title svg:x="6.88cm" svg:y="0.363cm" chart:style-name="ch2">
          <text:p>Diagramme de Bode en amplitude</text:p>
        </chart:title>
        <chart:plot-area chart:style-name="ch3" table:cell-range-address="Feuille1.A3:Feuille1.A22 Feuille1.C1:Feuille1.C1 Feuille1.G3:Feuille1.G22" chart:data-source-has-labels="row" svg:x="1.42cm" svg:y="1.823cm" svg:width="18.224cm" svg:height="8.323cm">
          <chartooo:coordinate-region svg:x="2.544cm" svg:y="1.984cm" svg:width="16.384cm" svg:height="7.594cm"/>
          <chart:axis chart:dimension="x" chart:name="primary-x" chart:style-name="ch4">
            <chart:title svg:x="9.363cm" svg:y="10.373cm" chart:style-name="ch5">
              <text:p>Fréquence (Hz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729cm" chart:style-name="ch9">
              <text:p>Gain (dB)</text:p>
            </chart:title>
            <chart:grid chart:style-name="ch10" chart:class="major"/>
          </chart:axis>
          <chart:series chart:style-name="ch11" chart:values-cell-range-address="Feuille1.G3:Feuille1.G22" chart:label-cell-address="Feuille1.C1:Feuille1.C1" chart:class="chart:scatter">
            <chart:domain table:cell-range-address="Feuille1.A3:Feuille1.A22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ain (dB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A3:Feuille1.A22</svg:desc>
                </draw:g>
              </table:table-cell>
              <table:table-cell office:value-type="float" office:value="28.7253737782419">
                <text:p>28.7253737782419</text:p>
                <draw:g>
                  <svg:desc>Feuille1.G3:Feuille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9.3630065357609">
                <text:p>29.3630065357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9.4414703903664">
                <text:p>29.4414703903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9.4414703903664">
                <text:p>29.4414703903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29.3472283486101">
                <text:p>29.3472283486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9.3472283486101">
                <text:p>29.3472283486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9.4414703903664">
                <text:p>29.4414703903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9.4414703903664">
                <text:p>29.4414703903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9.4414703903664">
                <text:p>29.4414703903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">
                <text:p>2000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">
                <text:p>300000</text:p>
              </table:table-cell>
              <table:table-cell office:value-type="float" office:value="29.5347008701065">
                <text:p>29.5347008701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29.2359711505022">
                <text:p>29.2359711505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">
                <text:p>1000000</text:p>
              </table:table-cell>
              <table:table-cell office:value-type="float" office:value="28.4145135371982">
                <text:p>28.4145135371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00">
                <text:p>2000000</text:p>
              </table:table-cell>
              <table:table-cell office:value-type="float" office:value="26.0205999132796">
                <text:p>26.0205999132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00">
                <text:p>3000000</text:p>
              </table:table-cell>
              <table:table-cell office:value-type="float" office:value="19.0461601932425">
                <text:p>19.0461601932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3">
      <style:chart-properties chart:display-label="true" chart:tick-marks-minor-inner="true" chart:tick-marks-minor-outer="false" chart:logarithmic="true" chart:interval-minor-divisor="9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333333"/>
    </style:style>
    <style:style style:name="ch8" style:family="chart" style:data-style-name="N1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34cm" svg:height="11.38cm" xlink:href=".." xlink:type="simple" chart:class="chart:scatter" chart:style-name="ch1">
        <chart:title svg:x="7.466cm" svg:y="0.363cm" chart:style-name="ch2">
          <text:p>Diagramme de Bode en amplitude</text:p>
        </chart:title>
        <chart:subtitle svg:x="9.225cm" svg:y="1.369cm" chart:style-name="ch3">
          <text:p>du circuit complet</text:p>
        </chart:subtitle>
        <chart:plot-area chart:style-name="ch4" table:cell-range-address="Feuille1.A2:Feuille1.A22 Feuille1.O1:Feuille1.O22" chart:data-source-has-labels="row" svg:x="1.443cm" svg:y="2.506cm" svg:width="19.327cm" svg:height="7.666cm">
          <chartooo:coordinate-region svg:x="2.567cm" svg:y="2.666cm" svg:width="17.487cm" svg:height="6.938cm"/>
          <chart:axis chart:dimension="x" chart:name="primary-x" chart:style-name="ch5">
            <chart:title svg:x="9.937cm" svg:y="10.399cm" chart:style-name="ch6">
              <text:p>Fréquence (Hz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084cm" chart:style-name="ch9">
              <text:p>Gain (dB)</text:p>
            </chart:title>
            <chart:grid chart:style-name="ch10" chart:class="major"/>
          </chart:axis>
          <chart:series chart:style-name="ch11" chart:values-cell-range-address="Feuille1.O2:Feuille1.O22" chart:label-cell-address="Feuille1.O1:Feuille1.O1" chart:class="chart:scatter">
            <chart:domain table:cell-range-address="Feuille1.A2:Feuille1.A2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Gain (dB)</text:p>
                <draw:g>
                  <svg:desc>Feuille1.O1:Feuille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A2:Feuille1.A22</svg:desc>
                </draw:g>
              </table:table-cell>
              <table:table-cell office:value-type="float" office:value="NaN">
                <text:p>NaN</text:p>
                <draw:g>
                  <svg:desc>Feuille1.O2:Feuille1.O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.9623810342617">
                <text:p>50.9623810342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4.1577535846377">
                <text:p>54.1577535846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5.4550045571278">
                <text:p>55.455004557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5.6627726330215">
                <text:p>55.6627726330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5.7570146747778">
                <text:p>55.757014674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55.9577641710381">
                <text:p>55.9577641710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55.7601385336995">
                <text:p>55.7601385336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55.5674968371003">
                <text:p>55.5674968371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">
                <text:p>200000</text:p>
              </table:table-cell>
              <table:table-cell office:value-type="float" office:value="54.6150112438278">
                <text:p>54.6150112438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53.1639979008555">
                <text:p>53.1639979008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">
                <text:p>500000</text:p>
              </table:table-cell>
              <table:table-cell office:value-type="float" office:value="50.0282758236497">
                <text:p>50.0282758236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44.8176588206047">
                <text:p>44.8176588206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38.6974108969463">
                <text:p>38.6974108969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00">
                <text:p>3000000</text:p>
              </table:table-cell>
              <table:table-cell office:value-type="float" office:value="34.2604359046191">
                <text:p>34.2604359046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